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209ed2"/>
    </style:style>
    <style:style style:name="P3" style:family="paragraph" style:parent-style-name="Standard" style:list-style-name="L1">
      <style:text-properties officeooo:rsid="000cdb4e" officeooo:paragraph-rsid="001599bc"/>
    </style:style>
    <style:style style:name="P4" style:family="paragraph" style:parent-style-name="Standard" style:list-style-name="L1">
      <style:text-properties officeooo:rsid="000cdb4e" officeooo:paragraph-rsid="001bca81"/>
    </style:style>
    <style:style style:name="P5" style:family="paragraph" style:parent-style-name="Standard" style:list-style-name="L1">
      <style:text-properties officeooo:rsid="000cdb4e" officeooo:paragraph-rsid="0022527b"/>
    </style:style>
    <style:style style:name="P6" style:family="paragraph" style:parent-style-name="Standard" style:list-style-name="L1">
      <style:text-properties officeooo:rsid="000cdb4e" officeooo:paragraph-rsid="00234a51"/>
    </style:style>
    <style:style style:name="P7" style:family="paragraph" style:parent-style-name="Standard" style:list-style-name="L1">
      <style:text-properties officeooo:rsid="001576c8" officeooo:paragraph-rsid="001599bc"/>
    </style:style>
    <style:style style:name="P8" style:family="paragraph" style:parent-style-name="Standard" style:list-style-name="L1">
      <style:text-properties officeooo:rsid="001260a6" officeooo:paragraph-rsid="001599bc"/>
    </style:style>
    <style:style style:name="P9" style:family="paragraph" style:parent-style-name="Standard" style:list-style-name="L1">
      <style:text-properties officeooo:rsid="0015bc00"/>
    </style:style>
    <style:style style:name="P10" style:family="paragraph" style:parent-style-name="Standard" style:list-style-name="L1">
      <style:text-properties officeooo:rsid="0015bc00" officeooo:paragraph-rsid="0015bc00"/>
    </style:style>
    <style:style style:name="P11" style:family="paragraph" style:parent-style-name="Standard" style:list-style-name="L1">
      <style:text-properties officeooo:rsid="0013eba4" officeooo:paragraph-rsid="001599bc"/>
    </style:style>
    <style:style style:name="P12" style:family="paragraph" style:parent-style-name="Standard" style:list-style-name="L1">
      <style:text-properties officeooo:rsid="001b4466" officeooo:paragraph-rsid="001b4466"/>
    </style:style>
    <style:style style:name="P13" style:family="paragraph" style:parent-style-name="Standard" style:list-style-name="L1">
      <style:text-properties officeooo:rsid="001b4466" officeooo:paragraph-rsid="002029df"/>
    </style:style>
    <style:style style:name="P14" style:family="paragraph" style:parent-style-name="Standard" style:list-style-name="L1">
      <style:text-properties officeooo:rsid="00196ddc" officeooo:paragraph-rsid="00196ddc"/>
    </style:style>
    <style:style style:name="P15" style:family="paragraph" style:parent-style-name="Standard" style:list-style-name="L1">
      <style:text-properties officeooo:rsid="00190c5d" officeooo:paragraph-rsid="00190c5d"/>
    </style:style>
    <style:style style:name="T1" style:family="text">
      <style:text-properties officeooo:rsid="001599bc"/>
    </style:style>
    <style:style style:name="T2" style:family="text">
      <style:text-properties officeooo:rsid="0013eba4"/>
    </style:style>
    <style:style style:name="T3" style:family="text">
      <style:text-properties officeooo:rsid="0010b363"/>
    </style:style>
    <style:style style:name="T4" style:family="text">
      <style:text-properties officeooo:rsid="001576c8"/>
    </style:style>
    <style:style style:name="T5" style:family="text">
      <style:text-properties officeooo:rsid="001bca81"/>
    </style:style>
    <style:style style:name="T6" style:family="text">
      <style:text-properties officeooo:rsid="002029df"/>
    </style:style>
    <style:style style:name="T7" style:family="text">
      <style:text-properties officeooo:rsid="00209ed2"/>
    </style:style>
    <style:style style:name="T8" style:family="text">
      <style:text-properties officeooo:rsid="0022527b"/>
    </style:style>
    <style:style style:name="T9" style:family="text">
      <style:text-properties officeooo:rsid="00234a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1659995039942267" text:style-name="L1">
        <text:list-item>
          <text:list>
            <text:list-item>
              <text:list>
                <text:list-item>
                  <text:p text:style-name="P3"><text:a xlink:type="simple" xlink:href="https://docs.oracle.com/javase/8/javafx/get-started-tutorial/fxml_tutorial.htm"><text:span text:style-name="T3">https://docs.oracle.com/javase/8/javafx/get-started-tutorial/fxml_tutorial.htm</text:span></text:a></text:p>
                </text:list-item>
                <text:list-item>
                  <text:p text:style-name="P4"><text:a xlink:type="simple" xlink:href="https://docs.oracle.com/javase/8/javafx/api/javafx/fxml/doc-files/introduction_to_fxml.html"><text:span text:style-name="T5">https://docs.oracle.com/javase/8/javafx/api/javafx/fxml/doc-files/introduction_to_fxml.html</text:span></text:a></text:p>
                </text:list-item>
                <text:list-item>
                  <text:p text:style-name="P6"><text:a xlink:type="simple" xlink:href="http://code.makery.ch/java/javafx-8-tutorial-part1/"><text:span text:style-name="T9">http://code.makery.ch/java/javafx-8-tutorial-part1/</text:span></text:a></text:p>
                </text:list-item>
                <text:list-item>
                  <text:p text:style-name="P7">&lt;GridPane alignment="CENTER" hgap="10.0" vgap="10.0" </text:p>
                  <text:p text:style-name="P7"><text:s/>xmlns:fx="http://javafx.com/fxml"</text:p>
                  <text:p text:style-name="P7"><text:s/>fx:controller="fxmltableview.FXMLTableViewController"&gt;</text:p>
                  <text:list>
                    <text:list-item>
                      <text:p text:style-name="P3"><text:span text:style-name="T4">FXMLTableViewController<text:tab/></text:span><text:span text:style-name="T1">= java class </text:span></text:p>
                    </text:list-item>
                  </text:list>
                </text:list-item>
                <text:list-item>
                  <text:p text:style-name="P5"><text:span text:style-name="T8">Make sure to import your package – ?why?</text:span></text:p>
                  <text:list>
                    <text:list-item>
                      <text:p text:style-name="P5"><text:span text:style-name="T8">&lt;?import budget.*?&gt;</text:span></text:p>
                    </text:list-item>
                  </text:list>
                </text:list-item>
                <text:list-item>
                  <text:p text:style-name="P8">&lt;TableView fx:id="tableView" GridPane.columnIndex="0" GridPane.rowIndex="1"&gt;</text:p>
                  <text:list>
                    <text:list-item>
                      <text:p text:style-name="P8">TableView = a class?</text:p>
                    </text:list-item>
                    <text:list-item>
                      <text:p text:style-name="P10">Anything in &lt;&gt; should be</text:p>
                      <text:list>
                        <text:list-item>
                          <text:p text:style-name="P9">A class instance </text:p>
                        </text:list-item>
                        <text:list-item>
                          <text:p text:style-name="P1">A property of a class instance </text:p>
                        </text:list-item>
                        <text:list-item>
                          <text:p text:style-name="P1">A "static" property </text:p>
                        </text:list-item>
                        <text:list-item>
                          <text:p text:style-name="P1">A "define" block </text:p>
                        </text:list-item>
                        <text:list-item>
                          <text:p text:style-name="P1">A block of script code </text:p>
                        </text:list-item>
                      </text:list>
                    </text:list-item>
                    <text:list-item>
                      <text:p text:style-name="P10">Any class that adheres to JavaBean constructor and property naming conventions can be readily instantiated and configured using FXML. </text:p>
                    </text:list-item>
                    <text:list-item>
                      <text:p text:style-name="P10">Classes that don't conform to Bean conventions can also be constructed in FXML, using an object called a "builder". </text:p>
                    </text:list-item>
                  </text:list>
                </text:list-item>
                <text:list-item>
                  <text:p text:style-name="P11">&lt;Button text="Add" onAction="#addPerson"/&gt;</text:p>
                  <text:list>
                    <text:list-item>
                      <text:p text:style-name="P3"><text:span text:style-name="T2">#addPerson </text:span><text:span text:style-name="T1">= function in controller class</text:span></text:p>
                    </text:list-item>
                    <text:list-item>
                      <text:p text:style-name="P12">in the java code:</text:p>
                      <text:list>
                        <text:list-item>
                          <text:p text:style-name="P12">@FXML</text:p>
                          <text:p text:style-name="P12">protected void addPerson(ActionEvent event) {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6">To connect the cell's displayed value (the view) <text:s/>and the Data (via the controller)</text:span></text:p>
                  <text:list>
                    <text:list-item>
                      <text:p text:style-name="P13"><text:span text:style-name="T6">&lt;cellValueFactory&gt;</text:span></text:p>
                      <text:list>
                        <text:list-header>
                          <text:p text:style-name="P13"><text:span text:style-name="T6">&lt;PropertyValueFactory property="transactionDate" /&gt;</text:span></text:p>
                        </text:list-header>
                      </text:list>
                      <text:p text:style-name="P13"><text:span text:style-name="T6">&lt;/cellValueFactory&gt;</text:span></text:p>
                    </text:list-item>
                    <text:list-item>
                      <text:p text:style-name="P13"><text:span text:style-name="T6">Your Data class needs a "getTransactionDate()" ? </text:span><text:span text:style-name="T7">It seems to *expect* it to be of the format getTransactionDate --&gt; uppercase the first letter</text:span></text:p>
                      <text:list>
                        <text:list-item>
                          <text:p text:style-name="P2"><text:span text:style-name="T7">The way in which PropertyValueFactory class is implemented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/>@FXML private TableView&lt;Person&gt; tableView;</text:p>
                  <text:list>
                    <text:list-item>
                      <text:p text:style-name="P14">In java code this refers to a FXML object</text:p>
                    </text:list-item>
                  </text:list>
                </text:list-item>
                <text:list-item>
                  <text:p text:style-name="P15">Random</text:p>
                  <text:list>
                    <text:list-item>
                      <text:p text:style-name="P15">http://stackoverflow.com/questions/10751271/accessing-fxml-controller-clas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4M15S</meta:editing-duration>
    <meta:editing-cycles>16</meta:editing-cycles>
    <meta:generator>LibreOffice/4.0.1.2$Windows_x86 LibreOffice_project/84102822e3d61eb989ddd325abf1ac077904985</meta:generator>
    <dc:date>2014-11-30T16:34:43.66</dc:date>
    <meta:document-statistic meta:table-count="0" meta:image-count="0" meta:object-count="0" meta:page-count="1" meta:paragraph-count="34" meta:word-count="207" meta:character-count="1682" meta:non-whitespace-character-count="1525"/>
    <meta:user-defined meta:name="Info 1"/>
    <meta:user-defined meta:name="Info 2"/>
    <meta:user-defined meta:name="Info 3"/>
    <meta:user-defined meta:name="Info 4"/>
  </office:meta>
</office:document-meta>
</file>